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gaeilge-irish"/>Gaeilge / Irish<text:bookmark-end text:name="gaeilge-irish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Gaeilge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Gaeilge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Gaeilge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Gaeilge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Gaeilge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